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0b0" officeooo:paragraph-rsid="001fc0b0"/>
    </style:style>
    <style:style style:name="P2" style:family="paragraph" style:parent-style-name="Standard" style:list-style-name="L1">
      <style:text-properties officeooo:rsid="001fc0b0" officeooo:paragraph-rsid="001fc0b0"/>
    </style:style>
    <style:style style:name="P3" style:family="paragraph" style:parent-style-name="Standard" style:list-style-name="L2">
      <style:text-properties officeooo:rsid="001fc0b0" officeooo:paragraph-rsid="001fc0b0"/>
    </style:style>
    <style:style style:name="P4" style:family="paragraph" style:parent-style-name="Standard" style:list-style-name="L3">
      <style:text-properties officeooo:rsid="001fc0b0" officeooo:paragraph-rsid="001fc0b0"/>
    </style:style>
    <style:style style:name="P5" style:family="paragraph" style:parent-style-name="Standard">
      <style:text-properties officeooo:paragraph-rsid="001fc0b0"/>
    </style:style>
    <style:style style:name="P6" style:family="paragraph" style:parent-style-name="Standard" style:list-style-name="L2">
      <style:text-properties officeooo:paragraph-rsid="001fc0b0"/>
    </style:style>
    <style:style style:name="P7" style:family="paragraph" style:parent-style-name="Standard" style:list-style-name="L4">
      <style:text-properties officeooo:paragraph-rsid="001fc0b0"/>
    </style:style>
    <style:style style:name="T1" style:family="text">
      <style:text-properties officeooo:rsid="001fc0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ols to build</text:p>
      <text:list xml:id="list3814376713" text:style-name="L1">
        <text:list-item>
          <text:p text:style-name="P2">Video to image seq</text:p>
        </text:list-item>
        <text:list-item>
          <text:p text:style-name="P2">Per frame metadata/csv</text:p>
          <text:list>
            <text:list-item>
              <text:p text:style-name="P2">Bounding box</text:p>
            </text:list-item>
            <text:list-item>
              <text:p text:style-name="P2">Image mask</text:p>
            </text:list-item>
          </text:list>
        </text:list-item>
        <text:list-item>
          <text:p text:style-name="P2">Nuke processing scripts</text:p>
        </text:list-item>
      </text:list>
      <text:p text:style-name="P1"><text:line-break/>Manual Data processing</text:p>
      <text:list xml:id="list2561816387" text:style-name="L2">
        <text:list-item>
          <text:p text:style-name="P3">Individual frames</text:p>
          <text:list>
            <text:list-item>
              <text:p text:style-name="P3">Automated script?</text:p>
            </text:list-item>
          </text:list>
        </text:list-item>
        <text:list-item>
          <text:p text:style-name="P3">Events </text:p>
          <text:list>
            <text:list-item>
              <text:p text:style-name="P3">Flash frame</text:p>
            </text:list-item>
            <text:list-item>
              <text:p text:style-name="P3">Start frame</text:p>
            </text:list-item>
            <text:list-item>
              <text:p text:style-name="P3">Calculate end frame</text:p>
            </text:list-item>
            <text:list-item>
              <text:p text:style-name="P6"><text:span text:style-name="T1">Calculate buffers</text:span></text:p>
            </text:list-item>
          </text:list>
        </text:list-item>
        <text:list-item>
          <text:p text:style-name="P6">Data segmentation</text:p>
        </text:list-item>
      </text:list>
      <text:p text:style-name="P5"/>
      <text:p text:style-name="P5"><text:span text:style-name="T1">Network Design</text:span></text:p>
      <text:list xml:id="list777362921" text:style-name="L4">
        <text:list-item>
          <text:p text:style-name="P7"><text:span text:style-name="T1">Topology</text:span></text:p>
        </text:list-item>
      </text:list>
      <text:list xml:id="list161828301562648" text:continue-list="list2561816387" text:style-name="L2">
        <text:list-item>
          <text:p text:style-name="P3">Model</text:p>
        </text:list-item>
        <text:list-item>
          <text:p text:style-name="P3">Validation technique</text:p>
        </text:list-item>
      </text:list>
      <text:p text:style-name="P5"><text:span text:style-name="T1"><text:line-break/><text:line-break/>Requirements<text:tab/></text:span></text:p>
      <text:list xml:id="list3035193909" text:style-name="L3">
        <text:list-item>
          <text:p text:style-name="P4">Formal list of classifications</text:p>
        </text:list-item>
        <text:list-item>
          <text:p text:style-name="P4">System limitations</text:p>
        </text:list-item>
        <text:list-item>
          <text:p text:style-name="P4">System intent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6:06:14.416195392</meta:creation-date>
    <meta:generator>LibreOffice/6.2.4.2$Linux_X86_64 LibreOffice_project/20$Build-2</meta:generator>
    <dc:date>2019-07-13T16:18:27.368056764</dc:date>
    <meta:editing-duration>PT28S</meta:editing-duration>
    <meta:editing-cycles>1</meta:editing-cycles>
    <meta:document-statistic meta:table-count="0" meta:image-count="0" meta:object-count="0" meta:page-count="1" meta:paragraph-count="24" meta:word-count="71" meta:character-count="381" meta:non-whitespace-character-count="348"/>
  </office:meta>
</office:document-meta>
</file>